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1"/>
    <style:style style:name="ce7" style:family="table-cell" style:parent-style-name="Porcentaje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ven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3">
            <text:p>id_venta</text:p>
          </table:table-cell>
          <table:table-cell office:value-type="string" table:style-name="ce5">
            <text:p>total</text:p>
          </table:table-cell>
          <table:table-cell office:value-type="string" table:style-name="ce3">
            <text:p>pago</text:p>
          </table:table-cell>
          <table:table-cell office:value-type="string" table:style-name="ce4">
            <text:p>descuento</text:p>
          </table:table-cell>
          <table:table-cell office:value-type="string" table:style-name="ce3">
            <text:p>id_persona</text:p>
          </table:table-cell>
          <table:table-cell office:value-type="string" table:style-name="ce3">
            <text:p>id_usuario<text:s/></text:p>
          </table:table-cell>
          <table:table-cell office:value-type="string" table:style-name="ce3">
            <text:p>id_caja</text:p>
          </table:table-cell>
          <table:table-cell office:value-type="string" table:style-name="ce3">
            <text:p>id_tipoOperacion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currency" office:value="50000" table:style-name="ce6">
            <text:p>$ 50.000</text:p>
          </table:table-cell>
          <table:table-cell office:value-type="currency" office:value="50000" table:style-name="ce6">
            <text:p>$ 50.00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currency" office:value="100000" table:style-name="ce6">
            <text:p>$ 100.000</text:p>
          </table:table-cell>
          <table:table-cell office:value-type="currency" office:value="100000" table:style-name="ce6">
            <text:p>$ 100.0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currency" office:value="100000" table:style-name="ce6">
            <text:p>$ 100.000</text:p>
          </table:table-cell>
          <table:table-cell office:value-type="currency" office:value="100000" table:style-name="ce6">
            <text:p>$ 100.0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currency" office:value="50000" table:style-name="ce6">
            <text:p>$ 50.000</text:p>
          </table:table-cell>
          <table:table-cell office:value-type="currency" office:value="50000" table:style-name="ce6">
            <text:p>$ 50.00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currency" office:value="30000" table:style-name="ce6">
            <text:p>$ 30.000</text:p>
          </table:table-cell>
          <table:table-cell office:value-type="currency" office:value="30000" table:style-name="ce6">
            <text:p>$ 30.00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currency" office:value="25000" table:style-name="ce6">
            <text:p>$ 25.000</text:p>
          </table:table-cell>
          <table:table-cell office:value-type="currency" office:value="25000" table:style-name="ce6">
            <text:p>$ 25.00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currency" office:value="55000" table:style-name="ce6">
            <text:p>$ 55.000</text:p>
          </table:table-cell>
          <table:table-cell office:value-type="currency" office:value="55000" table:style-name="ce6">
            <text:p>$ 55.00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currency" office:value="145000" table:style-name="ce6">
            <text:p>$ 145.000</text:p>
          </table:table-cell>
          <table:table-cell office:value-type="currency" office:value="50000" table:style-name="ce6">
            <text:p>$ 50.0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currency" office:value="50000" table:style-name="ce6">
            <text:p>$ 50.000</text:p>
          </table:table-cell>
          <table:table-cell office:value-type="currency" office:value="60000" table:style-name="ce6">
            <text:p>$ 60.00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currency" office:value="40000" table:style-name="ce6">
            <text:p>$ 40.000</text:p>
          </table:table-cell>
          <table:table-cell office:value-type="currency" office:value="50000" table:style-name="ce6">
            <text:p>$ 50.00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currency-style style:name="N41">
      <number:currency-symbol>$</number:currency-symbol>
      <number:text> </number:text>
      <number:number number:decimal-places="0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21-06-13T20:02:39Z</meta:creation-date>
    <dc:date>2021-06-13T20:51:13Z</dc:date>
  </office:meta>
</office:document-meta>
</file>